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8bb6a"/>
    </style:style>
    <style:style style:name="P2" style:family="paragraph" style:parent-style-name="Standard">
      <style:text-properties officeooo:paragraph-rsid="0008bb6a"/>
    </style:style>
    <style:style style:name="P3" style:family="paragraph" style:parent-style-name="Standard">
      <style:text-properties officeooo:rsid="000c947a" officeooo:paragraph-rsid="000c947a"/>
    </style:style>
    <style:style style:name="T1" style:family="text">
      <style:text-properties officeooo:rsid="0008bb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Basisinstallasjon</text:p>
      <text:p text:style-name="Standard">- <text:span text:style-name="T1">installert Ubuntu 16.04 via usb disk</text:span></text:p>
      <text:p text:style-name="Standard">- <text:span text:style-name="T1">installert proprietær Nvidia driver (ellers problemer med Gazebo)</text:span></text:p>
      <text:p text:style-name="Standard">- <text:span text:style-name="T1">installert Visual Studio Code</text:span></text:p>
      <text:p text:style-name="Standard">- <text:span text:style-name="T1">installert Searchmonkey</text:span></text:p>
      <text:p text:style-name="P1">- <text:span text:style-name="T1">installert ros-kinetic-desktop-full</text:span></text:p>
      <text:p text:style-name="P1">- <text:span text:style-name="T1">mkdir catkin_ws; cd cat*; mkdir src</text:span></text:p>
      <text:p text:style-name="P1"/>
      <text:p text:style-name="P3">2. Test av et par ros-pakker</text:p>
      <text:p text:style-name="P1">- <text:span text:style-name="T1">git clone </text:span><text:a xlink:type="simple" xlink:href="https://github.com/davetcoleman/ros_control_boilerplate.git" text:style-name="Internet_20_link" text:visited-style-name="Visited_20_Internet_20_Link"><text:span text:style-name="T1">https://github.com/davetcoleman/ros_control_boilerplate.git</text:span></text:a></text:p>
      <text:p text:style-name="P1">- <text:span text:style-name="T1">sudo apt-get install ros-kinetic-rosparam-shortcuts</text:span></text:p>
      <text:p text:style-name="P1">- <text:span text:style-name="T1">sudo apt-get install libgflags-dev</text:span></text:p>
      <text:p text:style-name="P1">- <text:span text:style-name="T1">sudo apt-get install ros-kinetic-ros-controllers</text:span></text:p>
      <text:p text:style-name="P1">- <text:span text:style-name="T1">git clone </text:span><text:a xlink:type="simple" xlink:href="https://github.com/ros-simulation/gazebo_ros_demos.git" text:style-name="Internet_20_link" text:visited-style-name="Visited_20_Internet_20_Link"><text:span text:style-name="T1">https://github.com/ros-simulation/gazebo_ros_demos.git</text:span></text:a></text:p>
      <text:p text:style-name="P1"/>
      <text:p text:style-name="P3">3. Git</text:p>
      <text:p text:style-name="P3"><text:s text:c="2"/>167 <text:s/>cd Documents/</text:p>
      <text:p text:style-name="P3"><text:s text:c="2"/>169 <text:s/>git clone https://github.com/droget/Notes.git</text:p>
      <text:p text:style-name="P3"><text:s text:c="2"/>174 <text:s/>git status</text:p>
      <text:p text:style-name="P3"><text:s text:c="2"/>181 <text:s/>git add inst_log_1604kinjun17.odt</text:p>
      <text:p text:style-name="P3"><text:s text:c="2"/>185 <text:s/>git config --global user.email "b1@lyse.net"</text:p>
      <text:p text:style-name="P3"><text:s text:c="2"/>186 <text:s/>git config --global user.name "droget"</text:p>
      <text:p text:style-name="P3"><text:s text:c="2"/>187 <text:s/>git commit -m "added inst_log_1604kinjun17.odt"</text:p>
      <text:p text:style-name="P3"><text:s text:c="2"/>189 <text:s/>git push</text:p>
      <text:p text:style-name="P3"><text:s text:c="2"/>190 <text:s/>git config --global push.default simple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09:10:39.803769226</meta:creation-date>
    <meta:generator>LibreOffice/5.1.6.2$Linux_X86_64 LibreOffice_project/10m0$Build-2</meta:generator>
    <dc:date>2017-06-18T11:28:01.991190379</dc:date>
    <meta:editing-duration>PT13M3S</meta:editing-duration>
    <meta:editing-cycles>3</meta:editing-cycles>
    <meta:document-statistic meta:table-count="0" meta:image-count="0" meta:object-count="0" meta:page-count="1" meta:paragraph-count="23" meta:word-count="111" meta:character-count="905" meta:non-whitespace-character-count="793"/>
  </office:meta>
</office:document-meta>
</file>